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4.24cm" fo:break-before="auto" style:use-optimal-row-height="false"/>
    </style:style>
    <style:style style:name="ro8" style:family="table-row">
      <style:table-row-properties style:row-height="3.217cm" fo:break-before="auto" style:use-optimal-row-height="false"/>
    </style:style>
    <style:style style:name="ro9" style:family="table-row">
      <style:table-row-properties style:row-height="0.6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10T13:11:58.71">
            <text:p>0410 <text:s/>1311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10T13:11:58.71">
            <text:p>0410 <text:s/>1311</text:p>
          </table:table-cell>
          <table:table-cell table:style-name="ce8" table:formula="of:=NOW()" office:value-type="date" office:date-value="2022-04-10T13:11:58.71">
            <text:p>0410 <text:s/>1311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10T13:11:58.71">
            <text:p>0410 <text:s/>1311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10T13:11:58.71">
            <text:p>0410 <text:s/>1311</text:p>
          </table:table-cell>
          <table:table-cell table:style-name="ce8" table:formula="of:=NOW()" office:value-type="date" office:date-value="2022-04-10T13:11:58.71">
            <text:p>0410 <text:s/>1311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31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k-B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t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c-B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1">
            <text:p>191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10T13:11:58.99">
            <text:p>2022/4/10 13:11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9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9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9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9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9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9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0">2022/04/10</text:date>, <text:time>13:11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10T13:11:58.62</dc:date>
    <dc:creator>iwabuchi ken</dc:creator>
    <meta:editing-duration>P16DT23H3M28S</meta:editing-duration>
    <meta:editing-cycles>2341</meta:editing-cycles>
    <meta:generator>OpenOffice/4.1.3$Win32 OpenOffice.org_project/413m1$Build-9783</meta:generator>
    <meta:document-statistic meta:table-count="2" meta:cell-count="955" meta:object-count="0"/>
  </office:meta>
</office:document-meta>
</file>